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F1C2A80D0DD8418FE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3.72cm"/>
    </style:style>
    <style:style style:name="gr3" style:family="graphic" style:parent-style-name="standard">
      <style:graphic-properties svg:stroke-color="#ff3333" draw:fill-color="#ffff00" draw:textarea-horizontal-align="justify" draw:textarea-vertical-align="middle" draw:auto-grow-height="false" fo:min-height="2.062cm" fo:min-width="3.611cm"/>
    </style:style>
    <style:style style:name="gr4" style:family="graphic" style:parent-style-name="standard">
      <style:graphic-properties svg:stroke-color="#ff3333" draw:fill-color="#ffff00" draw:textarea-horizontal-align="justify" draw:textarea-vertical-align="middle" draw:auto-grow-height="false" fo:min-height="2.062cm" fo:min-width="8.973cm"/>
    </style:style>
    <style:style style:name="gr5" style:family="graphic" style:parent-style-name="standard">
      <style:graphic-properties svg:stroke-color="#ff3333" draw:fill-color="#ffff00" draw:textarea-horizontal-align="justify" draw:textarea-vertical-align="middle" draw:auto-grow-height="false" fo:min-height="2.062cm" fo:min-width="3.61cm"/>
    </style:style>
    <style:style style:name="gr6" style:family="graphic" style:parent-style-name="standard">
      <style:graphic-properties svg:stroke-color="#ff3333" draw:fill-color="#ffff00" draw:textarea-horizontal-align="justify" draw:textarea-vertical-align="middle" draw:auto-grow-height="false" fo:min-height="2.062cm" fo:min-width="4.238cm"/>
    </style:style>
    <style:style style:name="gr7" style:family="graphic" style:parent-style-name="standard">
      <style:graphic-properties svg:stroke-color="#ff3333" draw:fill-color="#ffff00" draw:textarea-horizontal-align="justify" draw:textarea-vertical-align="middle" draw:auto-grow-height="false" fo:min-height="2.064cm" fo:min-width="4.238cm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4.9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4.9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margin-left="-1cm" fo:margin-right="2cm" fo:text-align="center" fo:text-indent="1cm"/>
    </style:style>
    <style:style style:name="P5" style:family="paragraph">
      <style:paragraph-properties fo:margin-left="-1cm" fo:margin-right="2cm" fo:text-indent="1cm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-1cm" fo:margin-right="2cm" fo:text-indent="1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32cm" svg:height="7.897cm" svg:x="0.9cm" svg:y="7.736cm">
          <draw:image xlink:href="Pictures/100002010000010C000000F1C2A80D0DD8418FE8.png" xlink:type="simple" xlink:show="embed" xlink:actuate="onLoad">
            <text:p/>
          </draw:image>
        </draw:frame>
        <draw:frame draw:style-name="gr2" draw:text-style-name="P2" draw:layer="layout" svg:width="4.685cm" svg:height="1.496cm" svg:x="2.281cm" svg:y="15.888cm">
          <draw:text-box>
            <text:p>Użytkownik</text:p>
          </draw:text-box>
        </draw:frame>
        <draw:custom-shape draw:style-name="gr3" draw:text-style-name="P3" draw:layer="layout" svg:width="5.813cm" svg:height="3.268cm" svg:x="14.295cm" svg:y="2.6cm">
          <text:p text:style-name="P1">Załaduj pli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3.395cm" svg:height="3.268cm" svg:x="11.262cm" svg:y="22.832cm">
          <text:p text:style-name="P1">Rozpocznij przechwytywa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812cm" svg:height="3.268cm" svg:x="24.405cm" svg:y="9.136cm">
          <text:p text:style-name="P1">Wykryj 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698cm" svg:height="3.268cm" svg:x="33.502cm" svg:y="9.136cm">
          <text:p text:style-name="P1">Odtwarzaj MI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6.698cm" svg:height="3.27cm" svg:x="23.646cm" svg:y="15.672cm">
          <text:p text:style-name="P1">Pokaż wyk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4.295cm" svg:y1="4.623cm" svg:x2="7.092cm" svg:y2="11.315cm">
          <text:p/>
        </draw:line>
        <draw:line draw:style-name="gr8" draw:text-style-name="P4" draw:layer="layout" svg:x1="13.916cm" svg:y1="22.676cm" svg:x2="7.092cm" svg:y2="12.56cm">
          <text:p/>
        </draw:line>
        <draw:line draw:style-name="gr9" draw:text-style-name="P4" draw:layer="layout" svg:x1="24.657cm" svg:y1="9.603cm" svg:x2="19.097cm" svg:y2="5.401cm">
          <text:p/>
        </draw:line>
        <draw:line draw:style-name="gr9" draw:text-style-name="P4" draw:layer="layout" svg:x1="24.783cm" svg:y1="11.782cm" svg:x2="18.97cm" svg:y2="22.832cm">
          <text:p/>
        </draw:line>
        <draw:line draw:style-name="gr9" draw:text-style-name="P4" draw:layer="layout" svg:x1="24.531cm" svg:y1="18.474cm" svg:x2="22.509cm" svg:y2="23.143cm">
          <text:p/>
        </draw:line>
        <draw:line draw:style-name="gr9" draw:text-style-name="P4" draw:layer="layout" svg:x1="24.53cm" svg:y1="16.14cm" svg:x2="17.201cm" svg:y2="5.868cm">
          <text:p/>
        </draw:line>
        <draw:line draw:style-name="gr9" draw:text-style-name="P4" draw:layer="layout" svg:x1="33.629cm" svg:y1="10.693cm" svg:x2="30.217cm" svg:y2="10.693cm">
          <text:p/>
        </draw:line>
        <draw:frame draw:style-name="gr10" draw:text-style-name="P6" draw:layer="layout" svg:width="6.102cm" svg:height="1.129cm" svg:x="19.944cm" svg:y="5.09cm">
          <draw:text-box>
            <text:p text:style-name="P5"><text:span text:style-name="T1">&lt;&lt;include&gt;&gt;</text:span></text:p>
          </draw:text-box>
        </draw:frame>
        <draw:frame draw:style-name="gr11" draw:text-style-name="P6" draw:layer="layout" svg:width="6.104cm" svg:height="1.129cm" svg:x="15.268cm" svg:y="7.229cm">
          <draw:text-box>
            <text:p text:style-name="P5"><text:span text:style-name="T1">&lt;&lt;include&gt;&gt;</text:span></text:p>
          </draw:text-box>
        </draw:frame>
        <draw:frame draw:style-name="gr11" draw:text-style-name="P6" draw:layer="layout" svg:width="6.104cm" svg:height="1.129cm" svg:x="16.911cm" svg:y="19.874cm">
          <draw:text-box>
            <text:p text:style-name="P5"><text:span text:style-name="T1">&lt;&lt;include&gt;&gt;</text:span></text:p>
          </draw:text-box>
        </draw:frame>
        <draw:frame draw:style-name="gr11" draw:text-style-name="P6" draw:layer="layout" svg:width="6.103cm" svg:height="1.129cm" svg:x="23.267cm" svg:y="21.742cm">
          <draw:text-box>
            <text:p text:style-name="P5"><text:span text:style-name="T1">&lt;&lt;include&gt;&gt;</text:span></text:p>
          </draw:text-box>
        </draw:frame>
        <draw:frame draw:style-name="gr11" draw:text-style-name="P6" draw:layer="layout" svg:width="6.104cm" svg:height="1.129cm" svg:x="29.711cm" svg:y="8.941cm">
          <draw:text-box>
            <text:p text:style-name="P5"><text:span text:style-name="T1">&lt;&lt;includ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7:23:37.621678175</meta:creation-date>
    <dc:date>2018-01-17T17:44:57.981139538</dc:date>
    <meta:editing-duration>PT2M51S</meta:editing-duration>
    <meta:editing-cycles>3</meta:editing-cycles>
    <meta:generator>LibreOffice/5.1.2.2$Linux_X86_64 LibreOffice_project/10m0$Build-2</meta:generator>
    <meta:document-statistic meta:object-count="19"/>
  </office:meta>
</office:document-meta>
</file>